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0597f" officeooo:paragraph-rsid="0000597f"/>
    </style:style>
    <style:style style:name="P2" style:family="paragraph" style:parent-style-name="Text_20_body">
      <style:text-properties officeooo:rsid="0000597f" officeooo:paragraph-rsid="0000597f"/>
    </style:style>
    <style:style style:name="P3" style:family="paragraph" style:parent-style-name="Text_20_body">
      <style:text-properties officeooo:paragraph-rsid="0000597f"/>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pitulo 1</text:h>
      <text:p text:style-name="P2"/>
      <text:p text:style-name="P2">Lorem ipsum dolor sit amet, consectetur adipiscing elit. Nulla vulputate sit amet elit sit amet facilisis. Aenean fermentum venenatis ipsum et tristique. Curabitur elementum suscipit lacus sit amet vehicula. Sed condimentum elementum diam, eu facilisis tellus dictum ut. Cras id odio ante. Donec sed nisi congue massa tristique pellentesque vitae sit amet felis. Nunc quis enim mi. Proin non neque rhoncus, elementum nunc sagittis, sodales magna. Phasellus sed tincidunt est, in mattis elit. Phasellus varius ante eget nibh consectetur, id tincidunt massa posuere. Etiam dictum ligula vitae ligula sodales viverra. </text:p>
      <text:section text:style-name="Sect1" text:name="lipsum">
        <text:p text:style-name="Text_20_body">Ut maximus nisl ut eleifend pellentesque. Duis eu ultrices metus, id gravida orci. Ut et iaculis tellus. Vestibulum lorem nisi, aliquam vel aliquet eget, blandit id lectus. Quisque vehicula felis non sem ultrices sagittis. Cras eget pretium neque. Suspendisse potenti. </text:p>
        <text:p text:style-name="Text_20_body">Mauris bibendum vehicula auctor. Proin condimentum porttitor nisi id euismod. Fusce rhoncus lorem quam, pulvinar molestie diam malesuada vel. Sed dictum velit vel lorem cursus fringilla. Phasellus blandit condimentum varius. In hac habitasse platea dictumst. Vestibulum posuere aliquam orci, non molestie purus varius sed. Morbi vel tempor est, ut dictum eros. Maecenas imperdiet euismod purus ullamcorper ullamcorper. Maecenas id tortor quis ex egestas fringilla consequat vel dui. Aenean id ullamcorper neque. Vestibulum sit amet leo ipsum. </text:p>
        <text:p text:style-name="Text_20_body">Pellentesque eget magna molestie, elementum nunc bibendum, venenatis metus. Etiam varius finibus elit sit amet hendrerit. Ut metus justo, aliquam vitae velit at, sollicitudin varius felis. Suspendisse lacinia nulla arcu, vitae rutrum erat pharetra aliquet. Suspendisse mollis sollicitudin odio eget commodo. Integer dapibus orci in nisi molestie, vitae commodo ex posuere. Aenean hendrerit diam id euismod condimentum. Vestibulum lorem sapien, efficitur id sollicitudin vitae, vehicula in sapien. Proin ullamcorper interdum consectetur. Aenean suscipit nunc id urna commodo, et eleifend ipsum dignissim. </text:p>
        <text:p text:style-name="Text_20_body">Nullam bibendum est et tellus venenatis, nec eleifend justo porta. Donec fermentum blandit nulla, ut rhoncus tellus euismod sed. Phasellus dictum, urna sit amet convallis auctor, massa est euismod quam, non aliquet ante ante eu nisl. Cras in metus non lectus efficitur tempus eu sed ipsum. In hac habitasse platea dictumst. Mauris vel porttitor justo. Nulla eget tincidunt enim. Donec elementum, nisl fermentum accumsan aliquet, eros nisi malesuada diam, vel rutrum justo magna at leo. Vivamus sit amet finibus magna. </text:p>
      </text:section>
      <text:p text:style-name="P2"/>
      <text:p text:style-name="P2"/>
      <text:p text:style-name="P2"/>
      <text:p text:style-name="P2"/>
      <text:p text:style-name="P2"/>
      <text:p text:style-name="P2"/>
      <text:p text:style-name="P2"/>
      <text:h text:style-name="P1" text:outline-level="1"><text:soft-page-break/>Capitulo 2</text:h>
      <text:p text:style-name="P3"/>
      <text:p text:style-name="P3"><text:bookmark text:name="lipsum"/>Lorem ipsum dolor sit amet, consectetur adipiscing elit. Nulla vulputate sit amet elit sit amet facilisis. Aenean fermentum venenatis ipsum et tristique. Curabitur elementum suscipit lacus sit amet vehicula. Sed condimentum elementum diam, eu facilisis tellus dictum ut. Cras id odio ante. Donec sed nisi congue massa tristique pellentesque vitae sit amet felis. Nunc quis enim mi. Proin non neque rhoncus, elementum nunc sagittis, sodales magna. Phasellus sed tincidunt est, in mattis elit. Phasellus varius ante eget nibh consectetur, id tincidunt massa posuere. Etiam dictum ligula vitae ligula sodales viverra. </text:p>
      <text:section text:style-name="Sect1" text:name="Seção1">
        <text:p text:style-name="Text_20_body">Ut maximus nisl ut eleifend pellentesque. Duis eu ultrices metus, id gravida orci. Ut et iaculis tellus. Vestibulum lorem nisi, aliquam vel aliquet eget, blandit id lectus. Quisque vehicula felis non sem ultrices sagittis. Cras eget pretium neque. Suspendisse potenti. </text:p>
        <text:p text:style-name="Text_20_body">Mauris bibendum vehicula auctor. Proin condimentum porttitor nisi id euismod. Fusce rhoncus lorem quam, pulvinar molestie diam malesuada vel. Sed dictum velit vel lorem cursus fringilla. Phasellus blandit condimentum varius. In hac habitasse platea dictumst. Vestibulum posuere aliquam orci, non molestie purus varius sed. Morbi vel tempor est, ut dictum eros. Maecenas imperdiet euismod purus ullamcorper ullamcorper. Maecenas id tortor quis ex egestas fringilla consequat vel dui. Aenean id ullamcorper neque. Vestibulum sit amet leo ipsum. </text:p>
        <text:p text:style-name="Text_20_body">Pellentesque eget magna molestie, elementum nunc bibendum, venenatis metus. Etiam varius finibus elit sit amet hendrerit. Ut metus justo, aliquam vitae velit at, sollicitudin varius felis. Suspendisse lacinia nulla arcu, vitae rutrum erat pharetra aliquet. Suspendisse mollis sollicitudin odio eget commodo. Integer dapibus orci in nisi molestie, vitae commodo ex posuere. Aenean hendrerit diam id euismod condimentum. Vestibulum lorem sapien, efficitur id sollicitudin vitae, vehicula in sapien. Proin ullamcorper interdum consectetur. Aenean suscipit nunc id urna commodo, et eleifend ipsum dignissim. </text:p>
        <text:p text:style-name="Text_20_body">Nullam bibendum est et tellus venenatis, nec eleifend justo porta. Donec fermentum blandit nulla, ut rhoncus tellus euismod sed. Phasellus dictum, urna sit amet convallis auctor, massa est euismod quam, non aliquet ante ante eu nisl. Cras in metus non lectus efficitur tempus eu sed ipsum. In hac habitasse platea dictumst. Mauris vel porttitor justo. Nulla eget tincidunt enim. Donec elementum, nisl fermentum accumsan aliquet, eros nisi malesuada diam, vel rutrum justo magna at leo. Vivamus sit amet finibus magna. </text:p>
      </text:section>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3T19:45:36.092000000</meta:creation-date>
    <dc:date>2023-01-23T19:47:28.731000000</dc:date>
    <meta:editing-duration>PT1M52S</meta:editing-duration>
    <meta:editing-cycles>1</meta:editing-cycles>
    <meta:document-statistic meta:table-count="0" meta:image-count="0" meta:object-count="0" meta:page-count="2" meta:paragraph-count="12" meta:word-count="738" meta:character-count="5118" meta:non-whitespace-character-count="4382"/>
    <meta:generator>LibreOffice/7.3.5.2$Windows_X86_64 LibreOffice_project/184fe81b8c8c30d8b5082578aee2fed2ea847c01</meta:generator>
  </office:meta>
</office:document-meta>
</file>